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adornments="Roman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308" svg:stroke-width="0.019cm" svg:stroke-color="#000000" draw:marker-start-width="0.335cm" draw:marker-start-center="false" draw:marker-end="Arrow_20_concav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34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34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334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334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334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3349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3350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3351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3352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204cm" fo:min-width="0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335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335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335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3356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204cm" fo:min-width="0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3357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3358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ed_20__28_var_29__20_3359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ed_20__28_var_29__20_3360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ed_20__28_var_29__20_3361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3362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3363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3364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3365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3366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3367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3368" svg:stroke-width="0.019cm" svg:stroke-color="#000000" draw:marker-start-width="0.335cm" draw:marker-start-center="false" draw:marker-end-width="0.335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336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337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337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337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337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337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337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337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337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337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 Mono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 Mono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 Mono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 Mono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01cm" svg:y1="14.931cm" svg:x2="14.761cm" svg:y2="14.931cm">
            <text:p/>
          </draw:line>
          <draw:line draw:style-name="gr2" draw:text-style-name="P1" draw:layer="layout" svg:x1="7.313cm" svg:y1="14.79cm" svg:x2="7.313cm" svg:y2="15.076cm">
            <text:p/>
          </draw:line>
          <draw:line draw:style-name="gr3" draw:text-style-name="P1" draw:layer="layout" svg:x1="7.869cm" svg:y1="14.79cm" svg:x2="7.869cm" svg:y2="15.076cm">
            <text:p/>
          </draw:line>
          <draw:line draw:style-name="gr4" draw:text-style-name="P1" draw:layer="layout" svg:x1="8.982cm" svg:y1="14.79cm" svg:x2="8.982cm" svg:y2="15.076cm">
            <text:p/>
          </draw:line>
          <draw:line draw:style-name="gr5" draw:text-style-name="P1" draw:layer="layout" svg:x1="10.652cm" svg:y1="14.79cm" svg:x2="10.652cm" svg:y2="15.076cm">
            <text:p/>
          </draw:line>
          <draw:line draw:style-name="gr6" draw:text-style-name="P1" draw:layer="layout" svg:x1="11.208cm" svg:y1="14.79cm" svg:x2="11.208cm" svg:y2="15.076cm">
            <text:p/>
          </draw:line>
          <draw:line draw:style-name="gr7" draw:text-style-name="P1" draw:layer="layout" svg:x1="10.095cm" svg:y1="14.794cm" svg:x2="10.095cm" svg:y2="15.076cm">
            <text:p/>
          </draw:line>
          <draw:line draw:style-name="gr8" draw:text-style-name="P1" draw:layer="layout" svg:x1="12.323cm" svg:y1="14.79cm" svg:x2="12.323cm" svg:y2="15.076cm">
            <text:p/>
          </draw:line>
          <draw:line draw:style-name="gr9" draw:text-style-name="P1" draw:layer="layout" svg:x1="12.877cm" svg:y1="14.79cm" svg:x2="12.877cm" svg:y2="15.076cm">
            <text:p/>
          </draw:line>
          <draw:frame draw:style-name="gr10" draw:text-style-name="P3" draw:layer="layout" svg:width="0.684cm" svg:height="0.624cm" svg:x="9.787cm" svg:y="15.023cm">
            <draw:text-box>
              <text:p text:style-name="P2"><text:span text:style-name="T1">0</text:span></text:p>
            </draw:text-box>
          </draw:frame>
          <draw:line draw:style-name="gr11" draw:text-style-name="P1" draw:layer="layout" svg:x1="8.425cm" svg:y1="14.79cm" svg:x2="8.425cm" svg:y2="15.076cm">
            <text:p/>
          </draw:line>
          <draw:line draw:style-name="gr12" draw:text-style-name="P1" draw:layer="layout" svg:x1="9.539cm" svg:y1="14.79cm" svg:x2="9.539cm" svg:y2="15.076cm">
            <text:p/>
          </draw:line>
          <draw:line draw:style-name="gr13" draw:text-style-name="P1" draw:layer="layout" svg:x1="11.764cm" svg:y1="14.79cm" svg:x2="11.764cm" svg:y2="15.076cm">
            <text:p/>
          </draw:line>
          <draw:frame draw:style-name="gr14" draw:text-style-name="P4" draw:layer="layout" svg:width="0.925cm" svg:height="0.624cm" svg:x="10.214cm" svg:y="15.023cm">
            <draw:text-box>
              <text:p text:style-name="P2"><text:span text:style-name="T1">+1</text:span></text:p>
            </draw:text-box>
          </draw:frame>
          <draw:frame draw:style-name="gr15" draw:text-style-name="P3" draw:layer="layout" svg:width="0.701cm" svg:height="0.624cm" svg:x="7.568cm" svg:y="14.272cm">
            <draw:text-box>
              <text:p text:style-name="P2"><text:span text:style-name="T1">A</text:span></text:p>
            </draw:text-box>
          </draw:frame>
          <draw:frame draw:style-name="gr16" draw:text-style-name="P3" draw:layer="layout" svg:width="0.722cm" svg:height="0.624cm" svg:x="13.694cm" svg:y="14.274cm">
            <draw:text-box>
              <text:p text:style-name="P2"><text:span text:style-name="T1">D</text:span></text:p>
            </draw:text-box>
          </draw:frame>
          <draw:frame draw:style-name="gr17" draw:text-style-name="P3" draw:layer="layout" svg:width="0.684cm" svg:height="0.624cm" svg:x="12.035cm" svg:y="14.274cm">
            <draw:text-box>
              <text:p text:style-name="P2"><text:span text:style-name="T1">E</text:span></text:p>
            </draw:text-box>
          </draw:frame>
          <draw:frame draw:style-name="gr18" draw:text-style-name="P3" draw:layer="layout" svg:width="0.701cm" svg:height="0.624cm" svg:x="11.467cm" svg:y="14.274cm">
            <draw:text-box>
              <text:p text:style-name="P2"><text:span text:style-name="T1">B</text:span></text:p>
            </draw:text-box>
          </draw:frame>
          <draw:frame draw:style-name="gr19" draw:text-style-name="P3" draw:layer="layout" svg:width="0.701cm" svg:height="0.624cm" svg:x="9.235cm" svg:y="14.274cm">
            <draw:text-box>
              <text:p text:style-name="P2"><text:span text:style-name="T1">C</text:span></text:p>
            </draw:text-box>
          </draw:frame>
          <draw:line draw:style-name="gr20" draw:text-style-name="P1" draw:layer="layout" svg:x1="11.208cm" svg:y1="14.79cm" svg:x2="11.208cm" svg:y2="15.076cm">
            <text:p/>
          </draw:line>
          <draw:line draw:style-name="gr21" draw:text-style-name="P1" draw:layer="layout" svg:x1="12.323cm" svg:y1="14.79cm" svg:x2="12.323cm" svg:y2="15.076cm">
            <text:p/>
          </draw:line>
          <draw:line draw:style-name="gr22" draw:text-style-name="P1" draw:layer="layout" svg:x1="11.764cm" svg:y1="14.79cm" svg:x2="11.764cm" svg:y2="15.076cm">
            <text:p/>
          </draw:line>
          <draw:line draw:style-name="gr23" draw:text-style-name="P1" draw:layer="layout" svg:x1="13.45cm" svg:y1="14.79cm" svg:x2="13.45cm" svg:y2="15.076cm">
            <text:p/>
          </draw:line>
          <draw:line draw:style-name="gr24" draw:text-style-name="P1" draw:layer="layout" svg:x1="14.007cm" svg:y1="14.79cm" svg:x2="14.007cm" svg:y2="15.076cm">
            <text:p/>
          </draw:line>
          <draw:line draw:style-name="gr25" draw:text-style-name="P1" draw:layer="layout" svg:x1="13.45cm" svg:y1="14.79cm" svg:x2="13.45cm" svg:y2="15.076cm">
            <text:p/>
          </draw:line>
          <draw:line draw:style-name="gr26" draw:text-style-name="P1" draw:layer="layout" svg:x1="14.007cm" svg:y1="14.79cm" svg:x2="14.007cm" svg:y2="15.076cm">
            <text:p/>
          </draw:line>
          <draw:g>
            <draw:line draw:style-name="gr27" draw:text-style-name="P5" draw:layer="layout" svg:x1="7.774cm" svg:y1="15.033cm" svg:x2="7.975cm" svg:y2="14.834cm">
              <text:p/>
            </draw:line>
            <draw:line draw:style-name="gr28" draw:text-style-name="P5" draw:layer="layout" svg:x1="7.975cm" svg:y1="15.033cm" svg:x2="7.774cm" svg:y2="14.834cm">
              <text:p/>
            </draw:line>
          </draw:g>
          <draw:g>
            <draw:line draw:style-name="gr29" draw:text-style-name="P5" draw:layer="layout" svg:x1="13.907cm" svg:y1="15.033cm" svg:x2="14.106cm" svg:y2="14.834cm">
              <text:p/>
            </draw:line>
            <draw:line draw:style-name="gr30" draw:text-style-name="P5" draw:layer="layout" svg:x1="14.106cm" svg:y1="15.033cm" svg:x2="13.907cm" svg:y2="14.834cm">
              <text:p/>
            </draw:line>
          </draw:g>
          <draw:g>
            <draw:line draw:style-name="gr31" draw:text-style-name="P5" draw:layer="layout" svg:x1="12.222cm" svg:y1="15.033cm" svg:x2="12.423cm" svg:y2="14.834cm">
              <text:p/>
            </draw:line>
            <draw:line draw:style-name="gr32" draw:text-style-name="P5" draw:layer="layout" svg:x1="12.423cm" svg:y1="15.033cm" svg:x2="12.222cm" svg:y2="14.834cm">
              <text:p/>
            </draw:line>
          </draw:g>
          <draw:g>
            <draw:line draw:style-name="gr33" draw:text-style-name="P5" draw:layer="layout" svg:x1="11.663cm" svg:y1="15.033cm" svg:x2="11.862cm" svg:y2="14.834cm">
              <text:p/>
            </draw:line>
            <draw:line draw:style-name="gr34" draw:text-style-name="P5" draw:layer="layout" svg:x1="11.862cm" svg:y1="15.033cm" svg:x2="11.663cm" svg:y2="14.834cm">
              <text:p/>
            </draw:line>
          </draw:g>
          <draw:g>
            <draw:line draw:style-name="gr35" draw:text-style-name="P5" draw:layer="layout" svg:x1="9.439cm" svg:y1="15.033cm" svg:x2="9.638cm" svg:y2="14.834cm">
              <text:p/>
            </draw:line>
            <draw:line draw:style-name="gr36" draw:text-style-name="P5" draw:layer="layout" svg:x1="9.638cm" svg:y1="15.033cm" svg:x2="9.439cm" svg:y2="14.83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adornments="Roman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308" draw:display-name="Dashed (var) 3308" draw:style="rect" draw:dots1="1" draw:dots1-length="0.002cm" draw:dots2="1" draw:dots2-length="0.002cm" draw:distance="0.002cm"/>
    <draw:stroke-dash draw:name="Dashed_20__28_var_29__20_3344" draw:display-name="Dashed (var) 3344" draw:style="rect" draw:dots1="1" draw:dots1-length="0.002cm" draw:dots2="1" draw:dots2-length="0.002cm" draw:distance="0.002cm"/>
    <draw:stroke-dash draw:name="Dashed_20__28_var_29__20_3345" draw:display-name="Dashed (var) 3345" draw:style="rect" draw:dots1="1" draw:dots1-length="0.002cm" draw:dots2="1" draw:dots2-length="0.002cm" draw:distance="0.002cm"/>
    <draw:stroke-dash draw:name="Dashed_20__28_var_29__20_3346" draw:display-name="Dashed (var) 3346" draw:style="rect" draw:dots1="1" draw:dots1-length="0.002cm" draw:dots2="1" draw:dots2-length="0.002cm" draw:distance="0.002cm"/>
    <draw:stroke-dash draw:name="Dashed_20__28_var_29__20_3347" draw:display-name="Dashed (var) 3347" draw:style="rect" draw:dots1="1" draw:dots1-length="0.002cm" draw:dots2="1" draw:dots2-length="0.002cm" draw:distance="0.002cm"/>
    <draw:stroke-dash draw:name="Dashed_20__28_var_29__20_3348" draw:display-name="Dashed (var) 3348" draw:style="rect" draw:dots1="1" draw:dots1-length="0.002cm" draw:dots2="1" draw:dots2-length="0.002cm" draw:distance="0.002cm"/>
    <draw:stroke-dash draw:name="Dashed_20__28_var_29__20_3349" draw:display-name="Dashed (var) 3349" draw:style="rect" draw:dots1="1" draw:dots1-length="0.002cm" draw:dots2="1" draw:dots2-length="0.002cm" draw:distance="0.002cm"/>
    <draw:stroke-dash draw:name="Dashed_20__28_var_29__20_3350" draw:display-name="Dashed (var) 3350" draw:style="rect" draw:dots1="1" draw:dots1-length="0.002cm" draw:dots2="1" draw:dots2-length="0.002cm" draw:distance="0.002cm"/>
    <draw:stroke-dash draw:name="Dashed_20__28_var_29__20_3351" draw:display-name="Dashed (var) 3351" draw:style="rect" draw:dots1="1" draw:dots1-length="0.002cm" draw:dots2="1" draw:dots2-length="0.002cm" draw:distance="0.002cm"/>
    <draw:stroke-dash draw:name="Dashed_20__28_var_29__20_3352" draw:display-name="Dashed (var) 3352" draw:style="rect" draw:dots1="1" draw:dots1-length="0.002cm" draw:dots2="1" draw:dots2-length="0.002cm" draw:distance="0.002cm"/>
    <draw:stroke-dash draw:name="Dashed_20__28_var_29__20_3353" draw:display-name="Dashed (var) 3353" draw:style="rect" draw:dots1="1" draw:dots1-length="0.002cm" draw:dots2="1" draw:dots2-length="0.002cm" draw:distance="0.002cm"/>
    <draw:stroke-dash draw:name="Dashed_20__28_var_29__20_3354" draw:display-name="Dashed (var) 3354" draw:style="rect" draw:dots1="1" draw:dots1-length="0.002cm" draw:dots2="1" draw:dots2-length="0.002cm" draw:distance="0.002cm"/>
    <draw:stroke-dash draw:name="Dashed_20__28_var_29__20_3355" draw:display-name="Dashed (var) 3355" draw:style="rect" draw:dots1="1" draw:dots1-length="0.002cm" draw:dots2="1" draw:dots2-length="0.002cm" draw:distance="0.002cm"/>
    <draw:stroke-dash draw:name="Dashed_20__28_var_29__20_3356" draw:display-name="Dashed (var) 3356" draw:style="rect" draw:dots1="1" draw:dots1-length="0.002cm" draw:dots2="1" draw:dots2-length="0.002cm" draw:distance="0.002cm"/>
    <draw:stroke-dash draw:name="Dashed_20__28_var_29__20_3357" draw:display-name="Dashed (var) 3357" draw:style="rect" draw:dots1="1" draw:dots1-length="0.002cm" draw:dots2="1" draw:dots2-length="0.002cm" draw:distance="0.002cm"/>
    <draw:stroke-dash draw:name="Dashed_20__28_var_29__20_3358" draw:display-name="Dashed (var) 3358" draw:style="rect" draw:dots1="1" draw:dots1-length="0.002cm" draw:dots2="1" draw:dots2-length="0.002cm" draw:distance="0.002cm"/>
    <draw:stroke-dash draw:name="Dashed_20__28_var_29__20_3359" draw:display-name="Dashed (var) 3359" draw:style="rect" draw:dots1="1" draw:dots1-length="0.002cm" draw:dots2="1" draw:dots2-length="0.002cm" draw:distance="0.002cm"/>
    <draw:stroke-dash draw:name="Dashed_20__28_var_29__20_3360" draw:display-name="Dashed (var) 3360" draw:style="rect" draw:dots1="1" draw:dots1-length="0.002cm" draw:dots2="1" draw:dots2-length="0.002cm" draw:distance="0.002cm"/>
    <draw:stroke-dash draw:name="Dashed_20__28_var_29__20_3361" draw:display-name="Dashed (var) 3361" draw:style="rect" draw:dots1="1" draw:dots1-length="0.002cm" draw:dots2="1" draw:dots2-length="0.002cm" draw:distance="0.002cm"/>
    <draw:stroke-dash draw:name="Dashed_20__28_var_29__20_3362" draw:display-name="Dashed (var) 3362" draw:style="rect" draw:dots1="1" draw:dots1-length="0.002cm" draw:dots2="1" draw:dots2-length="0.002cm" draw:distance="0.002cm"/>
    <draw:stroke-dash draw:name="Dashed_20__28_var_29__20_3363" draw:display-name="Dashed (var) 3363" draw:style="rect" draw:dots1="1" draw:dots1-length="0.002cm" draw:dots2="1" draw:dots2-length="0.002cm" draw:distance="0.002cm"/>
    <draw:stroke-dash draw:name="Dashed_20__28_var_29__20_3364" draw:display-name="Dashed (var) 3364" draw:style="rect" draw:dots1="1" draw:dots1-length="0.002cm" draw:dots2="1" draw:dots2-length="0.002cm" draw:distance="0.002cm"/>
    <draw:stroke-dash draw:name="Dashed_20__28_var_29__20_3365" draw:display-name="Dashed (var) 3365" draw:style="rect" draw:dots1="1" draw:dots1-length="0.002cm" draw:dots2="1" draw:dots2-length="0.002cm" draw:distance="0.002cm"/>
    <draw:stroke-dash draw:name="Dashed_20__28_var_29__20_3366" draw:display-name="Dashed (var) 3366" draw:style="rect" draw:dots1="1" draw:dots1-length="0.002cm" draw:dots2="1" draw:dots2-length="0.002cm" draw:distance="0.002cm"/>
    <draw:stroke-dash draw:name="Dashed_20__28_var_29__20_3367" draw:display-name="Dashed (var) 3367" draw:style="rect" draw:dots1="1" draw:dots1-length="0.002cm" draw:dots2="1" draw:dots2-length="0.002cm" draw:distance="0.002cm"/>
    <draw:stroke-dash draw:name="Dashed_20__28_var_29__20_3368" draw:display-name="Dashed (var) 3368" draw:style="rect" draw:dots1="1" draw:dots1-length="0.002cm" draw:dots2="1" draw:dots2-length="0.002cm" draw:distance="0.002cm"/>
    <draw:stroke-dash draw:name="Dashed_20__28_var_29__20_3369" draw:display-name="Dashed (var) 3369" draw:style="rect" draw:dots1="1" draw:dots1-length="0.001cm" draw:dots2="1" draw:dots2-length="0.001cm" draw:distance="0.001cm"/>
    <draw:stroke-dash draw:name="Dashed_20__28_var_29__20_3370" draw:display-name="Dashed (var) 3370" draw:style="rect" draw:dots1="1" draw:dots1-length="0.001cm" draw:dots2="1" draw:dots2-length="0.001cm" draw:distance="0.001cm"/>
    <draw:stroke-dash draw:name="Dashed_20__28_var_29__20_3371" draw:display-name="Dashed (var) 3371" draw:style="rect" draw:dots1="1" draw:dots1-length="0.001cm" draw:dots2="1" draw:dots2-length="0.001cm" draw:distance="0.001cm"/>
    <draw:stroke-dash draw:name="Dashed_20__28_var_29__20_3372" draw:display-name="Dashed (var) 3372" draw:style="rect" draw:dots1="1" draw:dots1-length="0.001cm" draw:dots2="1" draw:dots2-length="0.001cm" draw:distance="0.001cm"/>
    <draw:stroke-dash draw:name="Dashed_20__28_var_29__20_3373" draw:display-name="Dashed (var) 3373" draw:style="rect" draw:dots1="1" draw:dots1-length="0.001cm" draw:dots2="1" draw:dots2-length="0.001cm" draw:distance="0.001cm"/>
    <draw:stroke-dash draw:name="Dashed_20__28_var_29__20_3374" draw:display-name="Dashed (var) 3374" draw:style="rect" draw:dots1="1" draw:dots1-length="0.001cm" draw:dots2="1" draw:dots2-length="0.001cm" draw:distance="0.001cm"/>
    <draw:stroke-dash draw:name="Dashed_20__28_var_29__20_3375" draw:display-name="Dashed (var) 3375" draw:style="rect" draw:dots1="1" draw:dots1-length="0.001cm" draw:dots2="1" draw:dots2-length="0.001cm" draw:distance="0.001cm"/>
    <draw:stroke-dash draw:name="Dashed_20__28_var_29__20_3376" draw:display-name="Dashed (var) 3376" draw:style="rect" draw:dots1="1" draw:dots1-length="0.001cm" draw:dots2="1" draw:dots2-length="0.001cm" draw:distance="0.001cm"/>
    <draw:stroke-dash draw:name="Dashed_20__28_var_29__20_3377" draw:display-name="Dashed (var) 3377" draw:style="rect" draw:dots1="1" draw:dots1-length="0.001cm" draw:dots2="1" draw:dots2-length="0.001cm" draw:distance="0.001cm"/>
    <draw:stroke-dash draw:name="Dashed_20__28_var_29__20_3378" draw:display-name="Dashed (var) 3378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0:47:25.989418113</meta:creation-date>
    <dc:date>2018-03-16T10:49:17.101988036</dc:date>
    <meta:editing-duration>PT1M51S</meta:editing-duration>
    <meta:editing-cycles>1</meta:editing-cycles>
    <meta:document-statistic meta:object-count="42"/>
    <meta:generator>LibreOffice/6.0.0.3$MacOSX_X86_64 LibreOffice_project/64a0f66915f38c6217de274f0aa8e15618924765</meta:generator>
  </office:meta>
</office:document-meta>
</file>